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_5f_-title">
      <style:graphic-properties draw:auto-grow-height="true" fo:min-height="1.8cm"/>
      <style:paragraph-properties style:writing-mode="lr-tb"/>
    </style:style>
    <style:style style:name="pr6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outline1">
      <style:graphic-properties fo:min-height="8.884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RS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erar chaves</text:p>
          </draw:text-box>
        </draw:frame>
        <draw:frame draw:style-name="gr2" draw:text-style-name="P2" draw:layer="layout" svg:width="25.5cm" svg:height="8.072cm" svg:x="2cm" svg:y="3.5cm">
          <draw:text-box>
            <text:p>gerarChaves{</text:p>
            <text:p><text:tab/>p, q = numero primo aleatório </text:p>
            <text:p><text:tab/>n = pxq</text:p>
            <text:p><text:tab/>phi(n) = phi(pq) = phi(p-1)phi(q-1)</text:p>
            <text:p><text:tab/>encontrar um valor “e”, que satisfaça a condição 1 &lt; e &lt; phi(n) e coprimo com phi(n)</text:p>
            <text:p><text:tab/>d = (2phi(n) + 1)/e</text:p>
            <text:p>}</text:p>
            <text:p/>
            <text:p>Chave privada = d</text:p>
            <text:p>Chave publica = [n, e]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Criptografia</text:p>
          </draw:text-box>
        </draw:frame>
        <draw:frame draw:style-name="gr3" draw:text-style-name="P2" draw:layer="layout" svg:width="23cm" svg:height="9.494cm" svg:x="2cm" svg:y="3.5cm">
          <draw:text-box>
            <text:p>c = carácter cifrado, m = carácter decifrado</text:p>
            <text:p>cifrando{</text:p>
            <text:p><text:tab/>percorre todos os caracteres da mensagem{</text:p>
            <text:p><text:tab/><text:tab/>c = m^e mod(n)</text:p>
            <text:p><text:tab/>} </text:p>
            <text:p>}</text:p>
            <text:p/>
            <text:p>Decifrando{</text:p>
            <text:p text:style-name="P3"><text:span text:style-name="T1"><text:tab/></text:span><text:span text:style-name="T1">p</text:span>ercorre todo os caracteres da mensagem{</text:p>
            <text:p text:style-name="P3"><text:tab/><text:tab/>m = c^e mod(n)</text:p>
            <text:p text:style-name="P3"><text:tab/>} </text:p>
            <text:p>}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placeholder="true">
          <draw:text-box/>
        </draw:frame>
        <draw:frame presentation:style-name="pr8" draw:layer="layout" svg:width="12.297cm" svg:height="9.134cm" svg:x="1.4cm" svg:y="3.685cm" presentation:class="outline" presentation:placeholder="true">
          <draw:text-box/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02:54.537000000</meta:creation-date>
    <meta:editing-duration>PT1H59M27S</meta:editing-duration>
    <meta:editing-cycles>4</meta:editing-cycles>
    <meta:generator>LibreOffice/7.2.4.1$Windows_X86_64 LibreOffice_project/27d75539669ac387bb498e35313b970b7fe9c4f9</meta:generator>
    <dc:title>Portfolio</dc:title>
    <dc:date>2022-02-13T19:51:28.712000000</dc:date>
    <meta:document-statistic meta:object-count="89"/>
  </office:meta>
</office:document-meta>
</file>